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alibri" fo:font-size="16pt" fo:font-weight="bold" officeooo:rsid="000cac31" officeooo:paragraph-rsid="000cac31" style:font-size-asian="16pt" style:font-weight-asian="bold" style:font-size-complex="16pt" style:font-weight-complex="bold"/>
    </style:style>
    <style:style style:name="P2" style:family="paragraph" style:parent-style-name="Table_20_Contents">
      <style:text-properties style:font-name="Calibri" fo:font-size="16pt" fo:font-weight="bold" officeooo:rsid="000cac31" officeooo:paragraph-rsid="000dc347" style:font-size-asian="16pt" style:font-weight-asian="bold" style:font-size-complex="16pt" style:font-weight-complex="bold"/>
    </style:style>
    <style:style style:name="P3" style:family="paragraph" style:parent-style-name="Table_20_Contents">
      <style:text-properties style:font-name="Calibri Light" fo:font-size="14pt" style:font-size-asian="14pt" style:font-size-complex="14pt"/>
    </style:style>
    <style:style style:name="P4" style:family="paragraph" style:parent-style-name="Table_20_Contents">
      <style:text-properties style:font-name="Calibri Light" fo:font-size="14pt" officeooo:rsid="000cac31" officeooo:paragraph-rsid="000cac31" style:font-size-asian="14pt" style:font-size-complex="14pt"/>
    </style:style>
    <style:style style:name="P5" style:family="paragraph" style:parent-style-name="Table_20_Contents">
      <style:text-properties style:font-name="Calibri Light" fo:font-size="14pt" officeooo:rsid="000cac31" officeooo:paragraph-rsid="000dc347" style:font-size-asian="14pt" style:font-size-complex="14pt"/>
    </style:style>
    <style:style style:name="P6" style:family="paragraph" style:parent-style-name="Table_20_Contents">
      <style:text-properties style:font-name="Calibri Light" fo:font-size="14pt" officeooo:paragraph-rsid="000dc347" style:font-size-asian="14pt" style:font-size-complex="14pt"/>
    </style:style>
    <style:style style:name="P7" style:family="paragraph" style:parent-style-name="Text_20_body">
      <style:text-properties style:font-name="Calibri Light" fo:font-size="14pt" style:font-size-asian="14pt" style:font-size-complex="14pt"/>
    </style:style>
    <style:style style:name="P8" style:family="paragraph" style:parent-style-name="Table_20_Contents">
      <style:text-properties style:font-name="Calibri Light" fo:font-size="14pt" officeooo:rsid="000dc347" officeooo:paragraph-rsid="000dc347" style:font-size-asian="14pt" style:font-size-complex="14pt"/>
    </style:style>
    <style:style style:name="P9" style:family="paragraph" style:parent-style-name="Text_20_body" style:list-style-name="L1">
      <style:text-properties style:font-name="Calibri Light" fo:font-size="14pt" style:font-size-asian="14pt" style:font-size-complex="14pt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style:font-name="Calibri Light" fo:font-size="14pt" style:font-size-asian="14pt" style:font-size-complex="14pt"/>
    </style:style>
    <style:style style:name="T1" style:family="text">
      <style:text-properties officeooo:rsid="000df98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Szenario-Name</text:p>
          </table:table-cell>
          <table:table-cell table:style-name="Tabelle1.B1" office:value-type="string">
            <text:p text:style-name="P4">Buchung <text:span text:style-name="T1">anlegen</text:span></text:p>
          </table:table-cell>
        </table:table-row>
        <table:table-row>
          <table:table-cell table:style-name="Tabelle1.A2" office:value-type="string">
            <text:p text:style-name="P1">Akteur</text:p>
          </table:table-cell>
          <table:table-cell table:style-name="Tabelle1.B2" office:value-type="string">
            <text:p text:style-name="P4">User</text:p>
          </table:table-cell>
        </table:table-row>
        <table:table-row>
          <table:table-cell table:style-name="Tabelle1.A2" office:value-type="string">
            <text:p text:style-name="P1">Ereignisfluss</text:p>
          </table:table-cell>
          <table:table-cell table:style-name="Tabelle1.B2" office:value-type="string">
            <text:p text:style-name="P7">1. Beim Anlegen einer Buchungsanfrage gibt der User folgende Daten ein:</text:p>
            <text:list xml:id="list2998348013" text:style-name="L1">
              <text:list-item>
                <text:p text:style-name="P10">maximale Ladekapazität in kW</text:p>
              </text:list-item>
              <text:list-item>
                <text:p text:style-name="P10">Steckertyp</text:p>
              </text:list-item>
              <text:list-item>
                <text:p text:style-name="P10">aktueller Ladebedarf</text:p>
              </text:list-item>
              <text:list-item>
                <text:p text:style-name="P10">passender Zeitraum</text:p>
              </text:list-item>
              <text:list-item>
                <text:p text:style-name="P9">gewünschter Standort</text:p>
              </text:list-item>
            </text:list>
            <text:p text:style-name="P7">2. Das System empfiehlt Ladezonen je nach Auslastung.</text:p>
            <text:p text:style-name="P7">3. Der User wählt die gewünschte Ladezone</text:p>
            <text:p text:style-name="P3"/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">Szenario-Name</text:p>
          </table:table-cell>
          <table:table-cell table:style-name="Tabelle2.B1" office:value-type="string">
            <text:p text:style-name="P8">Szenario visualisieren</text:p>
          </table:table-cell>
        </table:table-row>
        <table:table-row>
          <table:table-cell table:style-name="Tabelle2.A2" office:value-type="string">
            <text:p text:style-name="P2">Akteur</text:p>
          </table:table-cell>
          <table:table-cell table:style-name="Tabelle2.B2" office:value-type="string">
            <text:p text:style-name="P8">Administrator</text:p>
          </table:table-cell>
        </table:table-row>
        <table:table-row>
          <table:table-cell table:style-name="Tabelle2.A2" office:value-type="string">
            <text:p text:style-name="P2">Ereignisfluss</text:p>
          </table:table-cell>
          <table:table-cell table:style-name="Tabelle2.B2" office:value-type="string">
            <text:p text:style-name="P6">1. Der Admin wählt ein oder mehrere abgeschlossene Szenarien aus</text:p>
            <text:p text:style-name="P6"/>
            <text:p text:style-name="P7">2. Die Daten werden ausgelesen und in passenden Graphen / Schaubilder visualisiert.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2T17:03:44.052000000</meta:creation-date>
    <dc:date>2020-05-15T17:39:27.313000000</dc:date>
    <meta:editing-duration>PT10M4S</meta:editing-duration>
    <meta:editing-cycles>3</meta:editing-cycles>
    <meta:generator>LibreOffice/6.4.3.2$Windows_X86_64 LibreOffice_project/747b5d0ebf89f41c860ec2a39efd7cb15b54f2d8</meta:generator>
    <meta:document-statistic meta:table-count="2" meta:image-count="0" meta:object-count="0" meta:page-count="1" meta:paragraph-count="20" meta:word-count="76" meta:character-count="531" meta:non-whitespace-character-count="480"/>
  </office:meta>
</office:document-meta>
</file>